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产品维度上话题的差异</text:p>
      <text:p text:style-name="P2">实验数据：iphone5s，华为荣耀3C的产品评论，在产品维度上评价两者的topic分布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0-23T16:33:45</meta:creation-date>
    <dc:date>2014-10-28T19:10:13</dc:date>
    <dc:creator>alber 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10" meta:character-count="55" meta:non-whitespace-character-count="60"/>
  </office:meta>
</office:document-meta>
</file>